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shapes>
          <draw:frame draw:z-index="0" draw:style-name="gr1" draw:text-style-name="P1" svg:width="159.99mm" svg:height="89.99mm" svg:x="286.42mm" svg:y="111mm">
            <draw:object draw:notify-on-update-of-ranges="Arkusz1.A34:Arkusz1.A37 Arkusz1.B33:Arkusz1.B33 Arkusz1.B34:Arkusz1.B37 Arkusz1.C33:Arkusz1.C33 Arkusz1.C34:Arkusz1.C37 Arkusz1.D33:Arkusz1.D33 Arkusz1.D34:Arkusz1.D37 Arkusz1.E33:Arkusz1.E33 Arkusz1.E34:Arkusz1.E37 Arkusz1.F33:Arkusz1.F33 Arkusz1.F34:Arkusz1.F37 Arkusz1.G33:Arkusz1.G33 Arkusz1.G34:Arkusz1.G3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287.7mm" svg:y="211.99mm">
            <draw:object draw:notify-on-update-of-ranges="Arkusz1.A43:Arkusz1.A43 Arkusz1.A44:Arkusz1.A47 Arkusz1.B43:Arkusz1.B43 Arkusz1.B44:Arkusz1.B47 Arkusz1.C43:Arkusz1.C43 Arkusz1.C44:Arkusz1.C47 Arkusz1.D43:Arkusz1.D43 Arkusz1.D44:Arkusz1.D47 Arkusz1.E43:Arkusz1.E43 Arkusz1.E44:Arkusz1.E47 Arkusz1.F43:Arkusz1.F43 Arkusz1.F44:Arkusz1.F47 Arkusz1.G43:Arkusz1.G43 Arkusz1.G44:Arkusz1.G4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9.99mm" svg:height="89.99mm" svg:x="159.05mm" svg:y="239.88mm">
            <draw:object draw:notify-on-update-of-ranges="Arkusz1.A54:Arkusz1.A54 Arkusz1.A55:Arkusz1.A58 Arkusz1.B54:Arkusz1.B54 Arkusz1.B55:Arkusz1.B58 Arkusz1.C54:Arkusz1.C54 Arkusz1.C55:Arkusz1.C58 Arkusz1.D54:Arkusz1.D54 Arkusz1.D55:Arkusz1.D58 Arkusz1.E54:Arkusz1.E54 Arkusz1.E55:Arkusz1.E58 Arkusz1.F54:Arkusz1.F54 Arkusz1.F55:Arkusz1.F58 Arkusz1.G54:Arkusz1.G54 Arkusz1.G55:Arkusz1.G5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11" table:default-cell-style-name="Default"/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SEASON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MODEL <text:s text:c="6"/></text:p>
          </table:table-cell>
          <table:table-cell office:value-type="string" calcext:value-type="string">
            <text:p><text:s text:c="9"/>MSE</text:p>
          </table:table-cell>
          <table:table-cell office:value-type="string" calcext:value-type="string">
            <text:p><text:s text:c="8"/>RMSE</text:p>
          </table:table-cell>
          <table:table-cell office:value-type="string" calcext:value-type="string">
            <text:p><text:s text:c="9"/>MAE</text:p>
          </table:table-cell>
          <table:table-cell office:value-type="string" calcext:value-type="string">
            <text:p><text:s text:c="9"/>MAPE</text:p>
          </table:table-cell>
          <table:table-cell office:value-type="string" calcext:value-type="string">
            <text:p><text:s text:c="7"/>MAXPE</text:p>
          </table:table-cell>
          <table:table-cell office:value-type="string" calcext:value-type="string">
            <text:p><text:s text:c="10"/>SE</text:p>
          </table:table-cell>
          <table:table-cell office:value-type="string" calcext:value-type="string">
            <text:p><text:s text:c="11"/>IA</text:p>
          </table:table-cell>
          <table:table-cell office:value-type="string" calcext:value-type="string">
            <text:p><text:s text:c="11"/>R2</text:p>
          </table:table-cell>
          <table:table-cell office:value-type="string" calcext:value-type="string">
            <text:p><text:s/>FUTURE_LAG</text:p>
          </table:table-cell>
        </table:table-row>
        <table:table-row table:style-name="ro1">
          <table:table-cell office:value-type="string" calcext:value-type="string">
            <text:p>winter</text:p>
          </table:table-cell>
          <table:table-cell office:value-type="string" calcext:value-type="string">
            <text:p>persistence </text:p>
          </table:table-cell>
          <table:table-cell office:value-type="float" office:value="2235.67973" calcext:value-type="float">
            <text:p>2235,67973</text:p>
          </table:table-cell>
          <table:table-cell office:value-type="float" office:value="47.28297505" calcext:value-type="float">
            <text:p>47,28297505</text:p>
          </table:table-cell>
          <table:table-cell office:value-type="float" office:value="31.60693153" calcext:value-type="float">
            <text:p>31,60693153</text:p>
          </table:table-cell>
          <table:table-cell office:value-type="float" office:value="79.60771112" calcext:value-type="float">
            <text:p>79,60771112</text:p>
          </table:table-cell>
          <table:table-cell office:value-type="float" office:value="1517.391304" calcext:value-type="float">
            <text:p>1517,391304</text:p>
          </table:table-cell>
          <table:table-cell office:value-type="float" office:value="1.370446998" calcext:value-type="float">
            <text:p>1,370446998</text:p>
          </table:table-cell>
          <table:table-cell office:value-type="float" office:value="0.8241086917" calcext:value-type="float">
            <text:p>0,8241086917</text:p>
          </table:table-cell>
          <table:table-cell office:value-type="float" office:value="0.4778909968" calcext:value-type="float">
            <text:p>0,477890996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winter</text:p>
          </table:table-cell>
          <table:table-cell office:value-type="string" calcext:value-type="string">
            <text:p>mlr <text:s text:c="8"/></text:p>
          </table:table-cell>
          <table:table-cell office:value-type="float" office:value="2200.094171" calcext:value-type="float">
            <text:p>2200,094171</text:p>
          </table:table-cell>
          <table:table-cell office:value-type="float" office:value="46.90516145" calcext:value-type="float">
            <text:p>46,90516145</text:p>
          </table:table-cell>
          <table:table-cell office:value-type="float" office:value="37.69410112" calcext:value-type="float">
            <text:p>37,69410112</text:p>
          </table:table-cell>
          <table:table-cell office:value-type="float" office:value="122.5620723" calcext:value-type="float">
            <text:p>122,5620723</text:p>
          </table:table-cell>
          <table:table-cell office:value-type="float" office:value="1815.260201" calcext:value-type="float">
            <text:p>1815,260201</text:p>
          </table:table-cell>
          <table:table-cell office:value-type="float" office:value="1.283562149" calcext:value-type="float">
            <text:p>1,283562149</text:p>
          </table:table-cell>
          <table:table-cell office:value-type="float" office:value="0.7560426814" calcext:value-type="float">
            <text:p>0,7560426814</text:p>
          </table:table-cell>
          <table:table-cell office:value-type="float" office:value="0.4240302459" calcext:value-type="float">
            <text:p>0,424030245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winter</text:p>
          </table:table-cell>
          <table:table-cell office:value-type="string" calcext:value-type="string">
            <text:p>lasso_mlr <text:s text:c="2"/></text:p>
          </table:table-cell>
          <table:table-cell office:value-type="float" office:value="2012.696071" calcext:value-type="float">
            <text:p>2012,696071</text:p>
          </table:table-cell>
          <table:table-cell office:value-type="float" office:value="44.86308138" calcext:value-type="float">
            <text:p>44,86308138</text:p>
          </table:table-cell>
          <table:table-cell office:value-type="float" office:value="34.91243157" calcext:value-type="float">
            <text:p>34,91243157</text:p>
          </table:table-cell>
          <table:table-cell office:value-type="float" office:value="108.90103064" calcext:value-type="float">
            <text:p>108,90103064</text:p>
          </table:table-cell>
          <table:table-cell office:value-type="float" office:value="1647.463128" calcext:value-type="float">
            <text:p>1647,463128</text:p>
          </table:table-cell>
          <table:table-cell office:value-type="float" office:value="1.280660442" calcext:value-type="float">
            <text:p>1,280660442</text:p>
          </table:table-cell>
          <table:table-cell office:value-type="float" office:value="0.7355563697" calcext:value-type="float">
            <text:p>0,7355563697</text:p>
          </table:table-cell>
          <table:table-cell office:value-type="float" office:value="0.4338707768" calcext:value-type="float">
            <text:p>0,433870776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winter</text:p>
          </table:table-cell>
          <table:table-cell office:value-type="string" calcext:value-type="string">
            <text:p>log_mlr <text:s text:c="4"/></text:p>
          </table:table-cell>
          <table:table-cell office:value-type="float" office:value="1852.928809" calcext:value-type="float">
            <text:p>1852,928809</text:p>
          </table:table-cell>
          <table:table-cell office:value-type="float" office:value="43.04565958" calcext:value-type="float">
            <text:p>43,04565958</text:p>
          </table:table-cell>
          <table:table-cell office:value-type="float" office:value="30.77359726" calcext:value-type="float">
            <text:p>30,77359726</text:p>
          </table:table-cell>
          <table:table-cell office:value-type="float" office:value="82.14999076" calcext:value-type="float">
            <text:p>82,14999076</text:p>
          </table:table-cell>
          <table:table-cell office:value-type="float" office:value="1390.381224" calcext:value-type="float">
            <text:p>1390,381224</text:p>
          </table:table-cell>
          <table:table-cell office:value-type="float" office:value="1.246409122" calcext:value-type="float">
            <text:p>1,246409122</text:p>
          </table:table-cell>
          <table:table-cell office:value-type="float" office:value="0.7585843884" calcext:value-type="float">
            <text:p>0,7585843884</text:p>
          </table:table-cell>
          <table:table-cell office:value-type="float" office:value="0.4653776077" calcext:value-type="float">
            <text:p>0,465377607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winter</text:p>
          </table:table-cell>
          <table:table-cell office:value-type="string" calcext:value-type="string">
            <text:p>svr <text:s text:c="8"/></text:p>
          </table:table-cell>
          <table:table-cell office:value-type="float" office:value="1719.469907" calcext:value-type="float">
            <text:p>1719,469907</text:p>
          </table:table-cell>
          <table:table-cell office:value-type="float" office:value="41.46649138" calcext:value-type="float">
            <text:p>41,46649138</text:p>
          </table:table-cell>
          <table:table-cell office:value-type="float" office:value="31.2309168" calcext:value-type="float">
            <text:p>31,2309168</text:p>
          </table:table-cell>
          <table:table-cell office:value-type="float" office:value="83.49387837" calcext:value-type="float">
            <text:p>83,49387837</text:p>
          </table:table-cell>
          <table:table-cell office:value-type="float" office:value="1169.605424" calcext:value-type="float">
            <text:p>1169,605424</text:p>
          </table:table-cell>
          <table:table-cell office:value-type="float" office:value="1.204437828" calcext:value-type="float">
            <text:p>1,204437828</text:p>
          </table:table-cell>
          <table:table-cell office:value-type="float" office:value="0.8462700807" calcext:value-type="float">
            <text:p>0,8462700807</text:p>
          </table:table-cell>
          <table:table-cell office:value-type="float" office:value="0.5268549561" calcext:value-type="float">
            <text:p>0,526854956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winter</text:p>
          </table:table-cell>
          <table:table-cell office:value-type="string" calcext:value-type="string">
            <text:p>neural <text:s text:c="5"/></text:p>
          </table:table-cell>
          <table:table-cell office:value-type="float" office:value="1983.772208" calcext:value-type="float">
            <text:p>1983,772208</text:p>
          </table:table-cell>
          <table:table-cell office:value-type="float" office:value="44.53955779" calcext:value-type="float">
            <text:p>44,53955779</text:p>
          </table:table-cell>
          <table:table-cell office:value-type="float" office:value="33.51824803" calcext:value-type="float">
            <text:p>33,51824803</text:p>
          </table:table-cell>
          <table:table-cell office:value-type="float" office:value="94.34369032" calcext:value-type="float">
            <text:p>94,34369032</text:p>
          </table:table-cell>
          <table:table-cell office:value-type="float" office:value="1269.380653" calcext:value-type="float">
            <text:p>1269,380653</text:p>
          </table:table-cell>
          <table:table-cell office:value-type="float" office:value="1.295497311" calcext:value-type="float">
            <text:p>1,295497311</text:p>
          </table:table-cell>
          <table:table-cell office:value-type="float" office:value="0.7814785021" calcext:value-type="float">
            <text:p>0,7814785021</text:p>
          </table:table-cell>
          <table:table-cell office:value-type="float" office:value="0.4201421031" calcext:value-type="float">
            <text:p>0,420142103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spring</text:p>
          </table:table-cell>
          <table:table-cell office:value-type="string" calcext:value-type="string">
            <text:p>persistence </text:p>
          </table:table-cell>
          <table:table-cell office:value-type="float" office:value="187.6410914" calcext:value-type="float">
            <text:p>187,6410914</text:p>
          </table:table-cell>
          <table:table-cell office:value-type="float" office:value="13.6982149" calcext:value-type="float">
            <text:p>13,6982149</text:p>
          </table:table-cell>
          <table:table-cell office:value-type="float" office:value="9.540302433" calcext:value-type="float">
            <text:p>9,540302433</text:p>
          </table:table-cell>
          <table:table-cell office:value-type="float" office:value="53.84211307" calcext:value-type="float">
            <text:p>53,84211307</text:p>
          </table:table-cell>
          <table:table-cell office:value-type="float" office:value="1603.7735849" calcext:value-type="float">
            <text:p>1603,7735849</text:p>
          </table:table-cell>
          <table:table-cell office:value-type="float" office:value="0.3513515417" calcext:value-type="float">
            <text:p>0,3513515417</text:p>
          </table:table-cell>
          <table:table-cell office:value-type="float" office:value="0.6420809104" calcext:value-type="float">
            <text:p>0,6420809104</text:p>
          </table:table-cell>
          <table:table-cell office:value-type="float" office:value="0.1597725589" calcext:value-type="float">
            <text:p>0,159772558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spring</text:p>
          </table:table-cell>
          <table:table-cell office:value-type="string" calcext:value-type="string">
            <text:p>mlr <text:s text:c="8"/></text:p>
          </table:table-cell>
          <table:table-cell office:value-type="float" office:value="138.689492" calcext:value-type="float">
            <text:p>138,689492</text:p>
          </table:table-cell>
          <table:table-cell office:value-type="float" office:value="11.77665029" calcext:value-type="float">
            <text:p>11,77665029</text:p>
          </table:table-cell>
          <table:table-cell office:value-type="float" office:value="8.715435763" calcext:value-type="float">
            <text:p>8,715435763</text:p>
          </table:table-cell>
          <table:table-cell office:value-type="float" office:value="50.39213695" calcext:value-type="float">
            <text:p>50,39213695</text:p>
          </table:table-cell>
          <table:table-cell office:value-type="float" office:value="446.3328132" calcext:value-type="float">
            <text:p>446,3328132</text:p>
          </table:table-cell>
          <table:table-cell office:value-type="float" office:value="0.300239624" calcext:value-type="float">
            <text:p>0,300239624</text:p>
          </table:table-cell>
          <table:table-cell office:value-type="float" office:value="0.5927465719" calcext:value-type="float">
            <text:p>0,5927465719</text:p>
          </table:table-cell>
          <table:table-cell office:value-type="float" office:value="0.1639215662" calcext:value-type="float">
            <text:p>0,163921566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spring</text:p>
          </table:table-cell>
          <table:table-cell office:value-type="string" calcext:value-type="string">
            <text:p>lasso_mlr <text:s text:c="2"/></text:p>
          </table:table-cell>
          <table:table-cell office:value-type="float" office:value="131.6407579" calcext:value-type="float">
            <text:p>131,6407579</text:p>
          </table:table-cell>
          <table:table-cell office:value-type="float" office:value="11.47348063" calcext:value-type="float">
            <text:p>11,47348063</text:p>
          </table:table-cell>
          <table:table-cell office:value-type="float" office:value="8.762674437" calcext:value-type="float">
            <text:p>8,762674437</text:p>
          </table:table-cell>
          <table:table-cell office:value-type="float" office:value="56.62474845" calcext:value-type="float">
            <text:p>56,62474845</text:p>
          </table:table-cell>
          <table:table-cell office:value-type="float" office:value="494.6248053" calcext:value-type="float">
            <text:p>494,6248053</text:p>
          </table:table-cell>
          <table:table-cell office:value-type="float" office:value="0.2929653987" calcext:value-type="float">
            <text:p>0,2929653987</text:p>
          </table:table-cell>
          <table:table-cell office:value-type="float" office:value="0.5621364414" calcext:value-type="float">
            <text:p>0,5621364414</text:p>
          </table:table-cell>
          <table:table-cell office:value-type="float" office:value="0.1726890388" calcext:value-type="float">
            <text:p>0,172689038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spring</text:p>
          </table:table-cell>
          <table:table-cell office:value-type="string" calcext:value-type="string">
            <text:p>log_mlr <text:s text:c="4"/></text:p>
          </table:table-cell>
          <table:table-cell office:value-type="float" office:value="139.5195912" calcext:value-type="float">
            <text:p>139,5195912</text:p>
          </table:table-cell>
          <table:table-cell office:value-type="float" office:value="11.81184114" calcext:value-type="float">
            <text:p>11,81184114</text:p>
          </table:table-cell>
          <table:table-cell office:value-type="float" office:value="8.415932012" calcext:value-type="float">
            <text:p>8,415932012</text:p>
          </table:table-cell>
          <table:table-cell office:value-type="float" office:value="45.65427817" calcext:value-type="float">
            <text:p>45,65427817</text:p>
          </table:table-cell>
          <table:table-cell office:value-type="float" office:value="404.9173036" calcext:value-type="float">
            <text:p>404,9173036</text:p>
          </table:table-cell>
          <table:table-cell office:value-type="float" office:value="0.2942154608" calcext:value-type="float">
            <text:p>0,2942154608</text:p>
          </table:table-cell>
          <table:table-cell office:value-type="float" office:value="0.4865480045" calcext:value-type="float">
            <text:p>0,4865480045</text:p>
          </table:table-cell>
          <table:table-cell office:value-type="float" office:value="0.1631959075" calcext:value-type="float">
            <text:p>0,163195907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spring</text:p>
          </table:table-cell>
          <table:table-cell office:value-type="string" calcext:value-type="string">
            <text:p>svr <text:s text:c="8"/></text:p>
          </table:table-cell>
          <table:table-cell office:value-type="float" office:value="167.9643102" calcext:value-type="float">
            <text:p>167,9643102</text:p>
          </table:table-cell>
          <table:table-cell office:value-type="float" office:value="12.96010456" calcext:value-type="float">
            <text:p>12,96010456</text:p>
          </table:table-cell>
          <table:table-cell office:value-type="float" office:value="9.558853456" calcext:value-type="float">
            <text:p>9,558853456</text:p>
          </table:table-cell>
          <table:table-cell office:value-type="float" office:value="61.42119974" calcext:value-type="float">
            <text:p>61,42119974</text:p>
          </table:table-cell>
          <table:table-cell office:value-type="float" office:value="681.9737828" calcext:value-type="float">
            <text:p>681,9737828</text:p>
          </table:table-cell>
          <table:table-cell office:value-type="float" office:value="0.3312768047" calcext:value-type="float">
            <text:p>0,3312768047</text:p>
          </table:table-cell>
          <table:table-cell office:value-type="float" office:value="0.5199102646" calcext:value-type="float">
            <text:p>0,5199102646</text:p>
          </table:table-cell>
          <table:table-cell office:value-type="float" office:value="0.0712395172" calcext:value-type="float">
            <text:p>0,071239517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spring</text:p>
          </table:table-cell>
          <table:table-cell office:value-type="string" calcext:value-type="string">
            <text:p>neural <text:s text:c="5"/></text:p>
          </table:table-cell>
          <table:table-cell office:value-type="float" office:value="152.931888" calcext:value-type="float">
            <text:p>152,931888</text:p>
          </table:table-cell>
          <table:table-cell office:value-type="float" office:value="12.36656331" calcext:value-type="float">
            <text:p>12,36656331</text:p>
          </table:table-cell>
          <table:table-cell office:value-type="float" office:value="8.931888437" calcext:value-type="float">
            <text:p>8,931888437</text:p>
          </table:table-cell>
          <table:table-cell office:value-type="float" office:value="55.48216277" calcext:value-type="float">
            <text:p>55,48216277</text:p>
          </table:table-cell>
          <table:table-cell office:value-type="float" office:value="521.4616" calcext:value-type="float">
            <text:p>521,4616</text:p>
          </table:table-cell>
          <table:table-cell office:value-type="float" office:value="0.3169480742" calcext:value-type="float">
            <text:p>0,3169480742</text:p>
          </table:table-cell>
          <table:table-cell office:value-type="float" office:value="0.5328036184" calcext:value-type="float">
            <text:p>0,5328036184</text:p>
          </table:table-cell>
          <table:table-cell office:value-type="float" office:value="0.1005994725" calcext:value-type="float">
            <text:p>0,100599472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summer</text:p>
          </table:table-cell>
          <table:table-cell office:value-type="string" calcext:value-type="string">
            <text:p>persistence </text:p>
          </table:table-cell>
          <table:table-cell office:value-type="float" office:value="124.71494412" calcext:value-type="float">
            <text:p>124,71494412</text:p>
          </table:table-cell>
          <table:table-cell office:value-type="float" office:value="11.167584525" calcext:value-type="float">
            <text:p>11,167584525</text:p>
          </table:table-cell>
          <table:table-cell office:value-type="float" office:value="8.427679158" calcext:value-type="float">
            <text:p>8,427679158</text:p>
          </table:table-cell>
          <table:table-cell office:value-type="float" office:value="57.95137674" calcext:value-type="float">
            <text:p>57,95137674</text:p>
          </table:table-cell>
          <table:table-cell office:value-type="float" office:value="956.6666667" calcext:value-type="float">
            <text:p>956,6666667</text:p>
          </table:table-cell>
          <table:table-cell office:value-type="float" office:value="0.2864119917" calcext:value-type="float">
            <text:p>0,2864119917</text:p>
          </table:table-cell>
          <table:table-cell office:value-type="float" office:value="0.6138342782" calcext:value-type="float">
            <text:p>0,6138342782</text:p>
          </table:table-cell>
          <table:table-cell office:value-type="float" office:value="0.114491869" calcext:value-type="float">
            <text:p>0,11449186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summer</text:p>
          </table:table-cell>
          <table:table-cell office:value-type="string" calcext:value-type="string">
            <text:p>mlr <text:s text:c="8"/></text:p>
          </table:table-cell>
          <table:table-cell office:value-type="float" office:value="89.83487427" calcext:value-type="float">
            <text:p>89,83487427</text:p>
          </table:table-cell>
          <table:table-cell office:value-type="float" office:value="9.478126095" calcext:value-type="float">
            <text:p>9,478126095</text:p>
          </table:table-cell>
          <table:table-cell office:value-type="float" office:value="7.440115618" calcext:value-type="float">
            <text:p>7,440115618</text:p>
          </table:table-cell>
          <table:table-cell office:value-type="float" office:value="56.50492574" calcext:value-type="float">
            <text:p>56,50492574</text:p>
          </table:table-cell>
          <table:table-cell office:value-type="float" office:value="790.2309096" calcext:value-type="float">
            <text:p>790,2309096</text:p>
          </table:table-cell>
          <table:table-cell office:value-type="float" office:value="0.2406220118" calcext:value-type="float">
            <text:p>0,2406220118</text:p>
          </table:table-cell>
          <table:table-cell office:value-type="float" office:value="0.5881137014" calcext:value-type="float">
            <text:p>0,5881137014</text:p>
          </table:table-cell>
          <table:table-cell office:value-type="float" office:value="0.1268288858" calcext:value-type="float">
            <text:p>0,126828885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summer</text:p>
          </table:table-cell>
          <table:table-cell office:value-type="string" calcext:value-type="string">
            <text:p>lasso_mlr <text:s text:c="2"/></text:p>
          </table:table-cell>
          <table:table-cell office:value-type="float" office:value="86.27103702" calcext:value-type="float">
            <text:p>86,27103702</text:p>
          </table:table-cell>
          <table:table-cell office:value-type="float" office:value="9.288220336" calcext:value-type="float">
            <text:p>9,288220336</text:p>
          </table:table-cell>
          <table:table-cell office:value-type="float" office:value="7.378843711" calcext:value-type="float">
            <text:p>7,378843711</text:p>
          </table:table-cell>
          <table:table-cell office:value-type="float" office:value="57.71741532" calcext:value-type="float">
            <text:p>57,71741532</text:p>
          </table:table-cell>
          <table:table-cell office:value-type="float" office:value="774.6762172" calcext:value-type="float">
            <text:p>774,6762172</text:p>
          </table:table-cell>
          <table:table-cell office:value-type="float" office:value="0.2343200728" calcext:value-type="float">
            <text:p>0,2343200728</text:p>
          </table:table-cell>
          <table:table-cell office:value-type="float" office:value="0.5621693746" calcext:value-type="float">
            <text:p>0,5621693746</text:p>
          </table:table-cell>
          <table:table-cell office:value-type="float" office:value="0.1304060352" calcext:value-type="float">
            <text:p>0,130406035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summer</text:p>
          </table:table-cell>
          <table:table-cell office:value-type="string" calcext:value-type="string">
            <text:p>log_mlr <text:s text:c="4"/></text:p>
          </table:table-cell>
          <table:table-cell office:value-type="float" office:value="85.67978684" calcext:value-type="float">
            <text:p>85,67978684</text:p>
          </table:table-cell>
          <table:table-cell office:value-type="float" office:value="9.256337658" calcext:value-type="float">
            <text:p>9,256337658</text:p>
          </table:table-cell>
          <table:table-cell office:value-type="float" office:value="7.163496428" calcext:value-type="float">
            <text:p>7,163496428</text:p>
          </table:table-cell>
          <table:table-cell office:value-type="float" office:value="49.2356692" calcext:value-type="float">
            <text:p>49,2356692</text:p>
          </table:table-cell>
          <table:table-cell office:value-type="float" office:value="659.3833425" calcext:value-type="float">
            <text:p>659,3833425</text:p>
          </table:table-cell>
          <table:table-cell office:value-type="float" office:value="0.2360588247" calcext:value-type="float">
            <text:p>0,2360588247</text:p>
          </table:table-cell>
          <table:table-cell office:value-type="float" office:value="0.553957447" calcext:value-type="float">
            <text:p>0,553957447</text:p>
          </table:table-cell>
          <table:table-cell office:value-type="float" office:value="0.121459987" calcext:value-type="float">
            <text:p>0,12145998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summer</text:p>
          </table:table-cell>
          <table:table-cell office:value-type="string" calcext:value-type="string">
            <text:p>svr <text:s text:c="8"/></text:p>
          </table:table-cell>
          <table:table-cell office:value-type="float" office:value="88.02079261" calcext:value-type="float">
            <text:p>88,02079261</text:p>
          </table:table-cell>
          <table:table-cell office:value-type="float" office:value="9.381939704" calcext:value-type="float">
            <text:p>9,381939704</text:p>
          </table:table-cell>
          <table:table-cell office:value-type="float" office:value="7.287878394" calcext:value-type="float">
            <text:p>7,287878394</text:p>
          </table:table-cell>
          <table:table-cell office:value-type="float" office:value="54.02836499" calcext:value-type="float">
            <text:p>54,02836499</text:p>
          </table:table-cell>
          <table:table-cell office:value-type="float" office:value="941.565061" calcext:value-type="float">
            <text:p>941,565061</text:p>
          </table:table-cell>
          <table:table-cell office:value-type="float" office:value="0.2396266799" calcext:value-type="float">
            <text:p>0,2396266799</text:p>
          </table:table-cell>
          <table:table-cell office:value-type="float" office:value="0.6089058376" calcext:value-type="float">
            <text:p>0,6089058376</text:p>
          </table:table-cell>
          <table:table-cell office:value-type="float" office:value="0.1465621189" calcext:value-type="float">
            <text:p>0,146562118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summer</text:p>
          </table:table-cell>
          <table:table-cell office:value-type="string" calcext:value-type="string">
            <text:p>neural <text:s text:c="5"/></text:p>
          </table:table-cell>
          <table:table-cell office:value-type="float" office:value="99.19507634" calcext:value-type="float">
            <text:p>99,19507634</text:p>
          </table:table-cell>
          <table:table-cell office:value-type="float" office:value="9.959672502" calcext:value-type="float">
            <text:p>9,959672502</text:p>
          </table:table-cell>
          <table:table-cell office:value-type="float" office:value="7.594067516" calcext:value-type="float">
            <text:p>7,594067516</text:p>
          </table:table-cell>
          <table:table-cell office:value-type="float" office:value="56.24434184" calcext:value-type="float">
            <text:p>56,24434184</text:p>
          </table:table-cell>
          <table:table-cell office:value-type="float" office:value="1081.5905621" calcext:value-type="float">
            <text:p>1081,5905621</text:p>
          </table:table-cell>
          <table:table-cell office:value-type="float" office:value="0.2543662245" calcext:value-type="float">
            <text:p>0,2543662245</text:p>
          </table:table-cell>
          <table:table-cell office:value-type="float" office:value="0.5777980318" calcext:value-type="float">
            <text:p>0,5777980318</text:p>
          </table:table-cell>
          <table:table-cell office:value-type="float" office:value="0.1018956832" calcext:value-type="float">
            <text:p>0,101895683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autumn</text:p>
          </table:table-cell>
          <table:table-cell office:value-type="string" calcext:value-type="string">
            <text:p>persistence </text:p>
          </table:table-cell>
          <table:table-cell office:value-type="float" office:value="1421.1995414" calcext:value-type="float">
            <text:p>1421,1995414</text:p>
          </table:table-cell>
          <table:table-cell office:value-type="float" office:value="37.69880027" calcext:value-type="float">
            <text:p>37,69880027</text:p>
          </table:table-cell>
          <table:table-cell office:value-type="float" office:value="26.04008876" calcext:value-type="float">
            <text:p>26,04008876</text:p>
          </table:table-cell>
          <table:table-cell office:value-type="float" office:value="85.65827513" calcext:value-type="float">
            <text:p>85,65827513</text:p>
          </table:table-cell>
          <table:table-cell office:value-type="float" office:value="2778.8461538" calcext:value-type="float">
            <text:p>2778,8461538</text:p>
          </table:table-cell>
          <table:table-cell office:value-type="float" office:value="1.0255864046" calcext:value-type="float">
            <text:p>1,0255864046</text:p>
          </table:table-cell>
          <table:table-cell office:value-type="float" office:value="0.5748490156" calcext:value-type="float">
            <text:p>0,5748490156</text:p>
          </table:table-cell>
          <table:table-cell office:value-type="float" office:value="0.0928369001" calcext:value-type="float">
            <text:p>0,092836900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autumn</text:p>
          </table:table-cell>
          <table:table-cell office:value-type="string" calcext:value-type="string">
            <text:p>mlr <text:s text:c="8"/></text:p>
          </table:table-cell>
          <table:table-cell office:value-type="float" office:value="869.4445545" calcext:value-type="float">
            <text:p>869,4445545</text:p>
          </table:table-cell>
          <table:table-cell office:value-type="float" office:value="29.48634522" calcext:value-type="float">
            <text:p>29,48634522</text:p>
          </table:table-cell>
          <table:table-cell office:value-type="float" office:value="22.90254928" calcext:value-type="float">
            <text:p>22,90254928</text:p>
          </table:table-cell>
          <table:table-cell office:value-type="float" office:value="89.36013214" calcext:value-type="float">
            <text:p>89,36013214</text:p>
          </table:table-cell>
          <table:table-cell office:value-type="float" office:value="1686.4392859" calcext:value-type="float">
            <text:p>1686,4392859</text:p>
          </table:table-cell>
          <table:table-cell office:value-type="float" office:value="0.8014388101" calcext:value-type="float">
            <text:p>0,8014388101</text:p>
          </table:table-cell>
          <table:table-cell office:value-type="float" office:value="0.5867291692" calcext:value-type="float">
            <text:p>0,5867291692</text:p>
          </table:table-cell>
          <table:table-cell office:value-type="float" office:value="0.1815773507" calcext:value-type="float">
            <text:p>0,181577350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autumn</text:p>
          </table:table-cell>
          <table:table-cell office:value-type="string" calcext:value-type="string">
            <text:p>lasso_mlr <text:s text:c="2"/></text:p>
          </table:table-cell>
          <table:table-cell office:value-type="float" office:value="891.2221934" calcext:value-type="float">
            <text:p>891,2221934</text:p>
          </table:table-cell>
          <table:table-cell office:value-type="float" office:value="29.85334476" calcext:value-type="float">
            <text:p>29,85334476</text:p>
          </table:table-cell>
          <table:table-cell office:value-type="float" office:value="23.21604677" calcext:value-type="float">
            <text:p>23,21604677</text:p>
          </table:table-cell>
          <table:table-cell office:value-type="float" office:value="86.67345533" calcext:value-type="float">
            <text:p>86,67345533</text:p>
          </table:table-cell>
          <table:table-cell office:value-type="float" office:value="1174.9766218" calcext:value-type="float">
            <text:p>1174,9766218</text:p>
          </table:table-cell>
          <table:table-cell office:value-type="float" office:value="0.8117971694" calcext:value-type="float">
            <text:p>0,8117971694</text:p>
          </table:table-cell>
          <table:table-cell office:value-type="float" office:value="0.5324770115" calcext:value-type="float">
            <text:p>0,5324770115</text:p>
          </table:table-cell>
          <table:table-cell office:value-type="float" office:value="0.1515342313" calcext:value-type="float">
            <text:p>0,151534231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autumn</text:p>
          </table:table-cell>
          <table:table-cell office:value-type="string" calcext:value-type="string">
            <text:p>log_mlr <text:s text:c="4"/></text:p>
          </table:table-cell>
          <table:table-cell office:value-type="float" office:value="855.1128683" calcext:value-type="float">
            <text:p>855,1128683</text:p>
          </table:table-cell>
          <table:table-cell office:value-type="float" office:value="29.24231298" calcext:value-type="float">
            <text:p>29,24231298</text:p>
          </table:table-cell>
          <table:table-cell office:value-type="float" office:value="20.78088305" calcext:value-type="float">
            <text:p>20,78088305</text:p>
          </table:table-cell>
          <table:table-cell office:value-type="float" office:value="62.87845157" calcext:value-type="float">
            <text:p>62,87845157</text:p>
          </table:table-cell>
          <table:table-cell office:value-type="float" office:value="804.7176346" calcext:value-type="float">
            <text:p>804,7176346</text:p>
          </table:table-cell>
          <table:table-cell office:value-type="float" office:value="0.7819346035" calcext:value-type="float">
            <text:p>0,7819346035</text:p>
          </table:table-cell>
          <table:table-cell office:value-type="float" office:value="0.5741045108" calcext:value-type="float">
            <text:p>0,5741045108</text:p>
          </table:table-cell>
          <table:table-cell office:value-type="float" office:value="0.2072405506" calcext:value-type="float">
            <text:p>0,207240550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autumn</text:p>
          </table:table-cell>
          <table:table-cell office:value-type="string" calcext:value-type="string">
            <text:p>svr <text:s text:c="8"/></text:p>
          </table:table-cell>
          <table:table-cell office:value-type="float" office:value="1027.0366901" calcext:value-type="float">
            <text:p>1027,0366901</text:p>
          </table:table-cell>
          <table:table-cell office:value-type="float" office:value="32.04741316" calcext:value-type="float">
            <text:p>32,04741316</text:p>
          </table:table-cell>
          <table:table-cell office:value-type="float" office:value="23.76082953" calcext:value-type="float">
            <text:p>23,76082953</text:p>
          </table:table-cell>
          <table:table-cell office:value-type="float" office:value="79.30489743" calcext:value-type="float">
            <text:p>79,30489743</text:p>
          </table:table-cell>
          <table:table-cell office:value-type="float" office:value="910.4188836" calcext:value-type="float">
            <text:p>910,4188836</text:p>
          </table:table-cell>
          <table:table-cell office:value-type="float" office:value="0.8704551788" calcext:value-type="float">
            <text:p>0,8704551788</text:p>
          </table:table-cell>
          <table:table-cell office:value-type="float" office:value="0.5021536751" calcext:value-type="float">
            <text:p>0,5021536751</text:p>
          </table:table-cell>
          <table:table-cell office:value-type="float" office:value="0.0808901524" calcext:value-type="float">
            <text:p>0,080890152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autumn</text:p>
          </table:table-cell>
          <table:table-cell office:value-type="string" calcext:value-type="string">
            <text:p>neural <text:s text:c="5"/></text:p>
          </table:table-cell>
          <table:table-cell office:value-type="float" office:value="1220.7190852" calcext:value-type="float">
            <text:p>1220,7190852</text:p>
          </table:table-cell>
          <table:table-cell office:value-type="float" office:value="34.93879055" calcext:value-type="float">
            <text:p>34,93879055</text:p>
          </table:table-cell>
          <table:table-cell office:value-type="float" office:value="25.93142503" calcext:value-type="float">
            <text:p>25,93142503</text:p>
          </table:table-cell>
          <table:table-cell office:value-type="float" office:value="88.33401534" calcext:value-type="float">
            <text:p>88,33401534</text:p>
          </table:table-cell>
          <table:table-cell office:value-type="float" office:value="1441.0577032" calcext:value-type="float">
            <text:p>1441,0577032</text:p>
          </table:table-cell>
          <table:table-cell office:value-type="float" office:value="0.9505537923" calcext:value-type="float">
            <text:p>0,9505537923</text:p>
          </table:table-cell>
          <table:table-cell office:value-type="float" office:value="0.5232761446" calcext:value-type="float">
            <text:p>0,5232761446</text:p>
          </table:table-cell>
          <table:table-cell office:value-type="float" office:value="0.0588180154" calcext:value-type="float">
            <text:p>0,0588180154</text:p>
          </table:table-cell>
          <table:table-cell office:value-type="float" office:value="24" calcext:value-type="float">
            <text:p>24</text:p>
          </table:table-cell>
        </table:table-row>
        <table:table-row table:style-name="ro1" table:number-rows-repeated="3">
          <table:table-cell table:number-columns-repeated="11"/>
        </table:table-row>
        <table:table-row table:style-name="ro1">
          <table:table-cell office:value-type="string" calcext:value-type="string">
            <text:p>RMS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EASON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persistence </text:p>
          </table:table-cell>
          <table:table-cell office:value-type="string" calcext:value-type="string">
            <text:p>mlr <text:s text:c="8"/></text:p>
          </table:table-cell>
          <table:table-cell office:value-type="string" calcext:value-type="string">
            <text:p>lasso_mlr <text:s text:c="2"/></text:p>
          </table:table-cell>
          <table:table-cell office:value-type="string" calcext:value-type="string">
            <text:p>log_mlr <text:s text:c="4"/></text:p>
          </table:table-cell>
          <table:table-cell office:value-type="string" calcext:value-type="string">
            <text:p>svr <text:s text:c="8"/></text:p>
          </table:table-cell>
          <table:table-cell office:value-type="string" calcext:value-type="string">
            <text:p>neural <text:s text:c="5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nter</text:p>
          </table:table-cell>
          <table:table-cell office:value-type="float" office:value="47.28297505" calcext:value-type="float">
            <text:p>47,28297505</text:p>
          </table:table-cell>
          <table:table-cell office:value-type="float" office:value="46.90516145" calcext:value-type="float">
            <text:p>46,90516145</text:p>
          </table:table-cell>
          <table:table-cell office:value-type="float" office:value="44.86308138" calcext:value-type="float">
            <text:p>44,86308138</text:p>
          </table:table-cell>
          <table:table-cell office:value-type="float" office:value="43.04565958" calcext:value-type="float">
            <text:p>43,04565958</text:p>
          </table:table-cell>
          <table:table-cell office:value-type="float" office:value="41.46649138" calcext:value-type="float">
            <text:p>41,46649138</text:p>
          </table:table-cell>
          <table:table-cell office:value-type="float" office:value="44.53955779" calcext:value-type="float">
            <text:p>44,539557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ring</text:p>
          </table:table-cell>
          <table:table-cell office:value-type="float" office:value="13.6982149" calcext:value-type="float">
            <text:p>13,6982149</text:p>
          </table:table-cell>
          <table:table-cell office:value-type="float" office:value="11.77665029" calcext:value-type="float">
            <text:p>11,77665029</text:p>
          </table:table-cell>
          <table:table-cell office:value-type="float" office:value="11.47348063" calcext:value-type="float">
            <text:p>11,47348063</text:p>
          </table:table-cell>
          <table:table-cell office:value-type="float" office:value="11.81184114" calcext:value-type="float">
            <text:p>11,81184114</text:p>
          </table:table-cell>
          <table:table-cell office:value-type="float" office:value="12.96010456" calcext:value-type="float">
            <text:p>12,96010456</text:p>
          </table:table-cell>
          <table:table-cell office:value-type="float" office:value="12.36656331" calcext:value-type="float">
            <text:p>12,366563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mmer</text:p>
          </table:table-cell>
          <table:table-cell office:value-type="float" office:value="11.167584525" calcext:value-type="float">
            <text:p>11,167584525</text:p>
          </table:table-cell>
          <table:table-cell office:value-type="float" office:value="9.478126095" calcext:value-type="float">
            <text:p>9,478126095</text:p>
          </table:table-cell>
          <table:table-cell office:value-type="float" office:value="9.288220336" calcext:value-type="float">
            <text:p>9,288220336</text:p>
          </table:table-cell>
          <table:table-cell office:value-type="float" office:value="9.256337658" calcext:value-type="float">
            <text:p>9,256337658</text:p>
          </table:table-cell>
          <table:table-cell office:value-type="float" office:value="9.381939704" calcext:value-type="float">
            <text:p>9,381939704</text:p>
          </table:table-cell>
          <table:table-cell office:value-type="float" office:value="9.959672502" calcext:value-type="float">
            <text:p>9,9596725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utumn</text:p>
          </table:table-cell>
          <table:table-cell office:value-type="float" office:value="37.69880027" calcext:value-type="float">
            <text:p>37,69880027</text:p>
          </table:table-cell>
          <table:table-cell office:value-type="float" office:value="29.48634522" calcext:value-type="float">
            <text:p>29,48634522</text:p>
          </table:table-cell>
          <table:table-cell office:value-type="float" office:value="29.85334476" calcext:value-type="float">
            <text:p>29,85334476</text:p>
          </table:table-cell>
          <table:table-cell office:value-type="float" office:value="29.24231298" calcext:value-type="float">
            <text:p>29,24231298</text:p>
          </table:table-cell>
          <table:table-cell office:value-type="float" office:value="32.04741316" calcext:value-type="float">
            <text:p>32,04741316</text:p>
          </table:table-cell>
          <table:table-cell office:value-type="float" office:value="34.93879055" calcext:value-type="float">
            <text:p>34,93879055</text:p>
          </table:table-cell>
          <table:table-cell table:number-columns-repeated="4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office:value-type="string" calcext:value-type="string">
            <text:p>MA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EASON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persistence </text:p>
          </table:table-cell>
          <table:table-cell office:value-type="string" calcext:value-type="string">
            <text:p>mlr <text:s text:c="8"/></text:p>
          </table:table-cell>
          <table:table-cell office:value-type="string" calcext:value-type="string">
            <text:p>lasso_mlr <text:s text:c="2"/></text:p>
          </table:table-cell>
          <table:table-cell office:value-type="string" calcext:value-type="string">
            <text:p>log_mlr <text:s text:c="4"/></text:p>
          </table:table-cell>
          <table:table-cell office:value-type="string" calcext:value-type="string">
            <text:p>svr <text:s text:c="8"/></text:p>
          </table:table-cell>
          <table:table-cell office:value-type="string" calcext:value-type="string">
            <text:p>neural <text:s text:c="5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nter</text:p>
          </table:table-cell>
          <table:table-cell office:value-type="float" office:value="31.60693153" calcext:value-type="float">
            <text:p>31,60693153</text:p>
          </table:table-cell>
          <table:table-cell office:value-type="float" office:value="37.69410112" calcext:value-type="float">
            <text:p>37,69410112</text:p>
          </table:table-cell>
          <table:table-cell office:value-type="float" office:value="34.91243157" calcext:value-type="float">
            <text:p>34,91243157</text:p>
          </table:table-cell>
          <table:table-cell office:value-type="float" office:value="30.77359726" calcext:value-type="float">
            <text:p>30,77359726</text:p>
          </table:table-cell>
          <table:table-cell office:value-type="float" office:value="31.2309168" calcext:value-type="float">
            <text:p>31,2309168</text:p>
          </table:table-cell>
          <table:table-cell office:value-type="float" office:value="33.51824803" calcext:value-type="float">
            <text:p>33,518248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ring</text:p>
          </table:table-cell>
          <table:table-cell office:value-type="float" office:value="9.540302433" calcext:value-type="float">
            <text:p>9,540302433</text:p>
          </table:table-cell>
          <table:table-cell office:value-type="float" office:value="8.715435763" calcext:value-type="float">
            <text:p>8,715435763</text:p>
          </table:table-cell>
          <table:table-cell office:value-type="float" office:value="8.762674437" calcext:value-type="float">
            <text:p>8,762674437</text:p>
          </table:table-cell>
          <table:table-cell office:value-type="float" office:value="8.415932012" calcext:value-type="float">
            <text:p>8,415932012</text:p>
          </table:table-cell>
          <table:table-cell office:value-type="float" office:value="9.558853456" calcext:value-type="float">
            <text:p>9,558853456</text:p>
          </table:table-cell>
          <table:table-cell office:value-type="float" office:value="8.931888437" calcext:value-type="float">
            <text:p>8,9318884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mmer</text:p>
          </table:table-cell>
          <table:table-cell office:value-type="float" office:value="8.427679158" calcext:value-type="float">
            <text:p>8,427679158</text:p>
          </table:table-cell>
          <table:table-cell office:value-type="float" office:value="7.440115618" calcext:value-type="float">
            <text:p>7,440115618</text:p>
          </table:table-cell>
          <table:table-cell office:value-type="float" office:value="7.378843711" calcext:value-type="float">
            <text:p>7,378843711</text:p>
          </table:table-cell>
          <table:table-cell office:value-type="float" office:value="7.163496428" calcext:value-type="float">
            <text:p>7,163496428</text:p>
          </table:table-cell>
          <table:table-cell office:value-type="float" office:value="7.287878394" calcext:value-type="float">
            <text:p>7,287878394</text:p>
          </table:table-cell>
          <table:table-cell office:value-type="float" office:value="7.594067516" calcext:value-type="float">
            <text:p>7,5940675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utumn</text:p>
          </table:table-cell>
          <table:table-cell office:value-type="float" office:value="26.04008876" calcext:value-type="float">
            <text:p>26,04008876</text:p>
          </table:table-cell>
          <table:table-cell office:value-type="float" office:value="22.90254928" calcext:value-type="float">
            <text:p>22,90254928</text:p>
          </table:table-cell>
          <table:table-cell office:value-type="float" office:value="23.21604677" calcext:value-type="float">
            <text:p>23,21604677</text:p>
          </table:table-cell>
          <table:table-cell office:value-type="float" office:value="20.78088305" calcext:value-type="float">
            <text:p>20,78088305</text:p>
          </table:table-cell>
          <table:table-cell office:value-type="float" office:value="23.76082953" calcext:value-type="float">
            <text:p>23,76082953</text:p>
          </table:table-cell>
          <table:table-cell office:value-type="float" office:value="25.93142503" calcext:value-type="float">
            <text:p>25,93142503</text:p>
          </table:table-cell>
          <table:table-cell table:number-columns-repeated="4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<text:s text:c="11"/>R2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SEASON</text:p>
          </table:table-cell>
          <table:table-cell office:value-type="string" calcext:value-type="string">
            <text:p>MODEL <text:s text:c="6"/></text:p>
          </table:table-cell>
          <table:table-cell table:number-columns-repeated="9"/>
        </table:table-row>
        <table:table-row table:style-name="ro1">
          <table:table-cell table:number-columns-repeated="2"/>
          <table:table-cell table:number-columns-repeated="5" office:value-type="string" calcext:value-type="string">
            <text:p>winte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ersistence </text:p>
          </table:table-cell>
          <table:table-cell office:value-type="string" calcext:value-type="string">
            <text:p>mlr <text:s text:c="8"/></text:p>
          </table:table-cell>
          <table:table-cell office:value-type="string" calcext:value-type="string">
            <text:p>lasso_mlr <text:s text:c="2"/></text:p>
          </table:table-cell>
          <table:table-cell office:value-type="string" calcext:value-type="string">
            <text:p>log_mlr <text:s text:c="4"/></text:p>
          </table:table-cell>
          <table:table-cell office:value-type="string" calcext:value-type="string">
            <text:p>svr <text:s text:c="8"/></text:p>
          </table:table-cell>
          <table:table-cell office:value-type="string" calcext:value-type="string">
            <text:p>neural <text:s text:c="5"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nter</text:p>
          </table:table-cell>
          <table:table-cell office:value-type="float" office:value="0.4778909968" calcext:value-type="float">
            <text:p>0,4778909968</text:p>
          </table:table-cell>
          <table:table-cell office:value-type="float" office:value="0.4240302459" calcext:value-type="float">
            <text:p>0,4240302459</text:p>
          </table:table-cell>
          <table:table-cell office:value-type="float" office:value="0.4338707768" calcext:value-type="float">
            <text:p>0,4338707768</text:p>
          </table:table-cell>
          <table:table-cell office:value-type="float" office:value="0.4653776077" calcext:value-type="float">
            <text:p>0,4653776077</text:p>
          </table:table-cell>
          <table:table-cell office:value-type="float" office:value="0.5268549561" calcext:value-type="float">
            <text:p>0,5268549561</text:p>
          </table:table-cell>
          <table:table-cell office:value-type="float" office:value="0.4201421031" calcext:value-type="float">
            <text:p>0,42014210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ring</text:p>
          </table:table-cell>
          <table:table-cell office:value-type="float" office:value="0.1597725589" calcext:value-type="float">
            <text:p>0,1597725589</text:p>
          </table:table-cell>
          <table:table-cell office:value-type="float" office:value="0.1639215662" calcext:value-type="float">
            <text:p>0,1639215662</text:p>
          </table:table-cell>
          <table:table-cell office:value-type="float" office:value="0.1726890388" calcext:value-type="float">
            <text:p>0,1726890388</text:p>
          </table:table-cell>
          <table:table-cell office:value-type="float" office:value="0.1631959075" calcext:value-type="float">
            <text:p>0,1631959075</text:p>
          </table:table-cell>
          <table:table-cell office:value-type="float" office:value="0.0712395172" calcext:value-type="float">
            <text:p>0,0712395172</text:p>
          </table:table-cell>
          <table:table-cell office:value-type="float" office:value="0.1005994725" calcext:value-type="float">
            <text:p>0,10059947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mmer</text:p>
          </table:table-cell>
          <table:table-cell office:value-type="float" office:value="0.114491869" calcext:value-type="float">
            <text:p>0,114491869</text:p>
          </table:table-cell>
          <table:table-cell office:value-type="float" office:value="0.1268288858" calcext:value-type="float">
            <text:p>0,1268288858</text:p>
          </table:table-cell>
          <table:table-cell office:value-type="float" office:value="0.1304060352" calcext:value-type="float">
            <text:p>0,1304060352</text:p>
          </table:table-cell>
          <table:table-cell office:value-type="float" office:value="0.121459987" calcext:value-type="float">
            <text:p>0,121459987</text:p>
          </table:table-cell>
          <table:table-cell office:value-type="float" office:value="0.1465621189" calcext:value-type="float">
            <text:p>0,1465621189</text:p>
          </table:table-cell>
          <table:table-cell office:value-type="float" office:value="0.1018956832" calcext:value-type="float">
            <text:p>0,10189568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utumn</text:p>
          </table:table-cell>
          <table:table-cell office:value-type="float" office:value="0.0928369001" calcext:value-type="float">
            <text:p>0,0928369001</text:p>
          </table:table-cell>
          <table:table-cell office:value-type="float" office:value="0.1815773507" calcext:value-type="float">
            <text:p>0,1815773507</text:p>
          </table:table-cell>
          <table:table-cell office:value-type="float" office:value="0.1515342313" calcext:value-type="float">
            <text:p>0,1515342313</text:p>
          </table:table-cell>
          <table:table-cell office:value-type="float" office:value="0.2072405506" calcext:value-type="float">
            <text:p>0,2072405506</text:p>
          </table:table-cell>
          <table:table-cell office:value-type="float" office:value="0.0808901524" calcext:value-type="float">
            <text:p>0,0808901524</text:p>
          </table:table-cell>
          <table:table-cell office:value-type="float" office:value="0.0588180154" calcext:value-type="float">
            <text:p>0,0588180154</text:p>
          </table:table-cell>
          <table:table-cell table:number-columns-repeated="4"/>
        </table:table-row>
      </table:table>
      <table:named-expressions/>
      <table:database-ranges>
        <table:database-range table:name="__Anonymous_Sheet_DB__0" table:target-range-address="Arkusz1.B32:Arkusz1.G33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25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4T23:59:30.525462454</meta:creation-date>
    <dc:date>2018-05-25T01:25:06.057661475</dc:date>
    <meta:editing-duration>PT23M12S</meta:editing-duration>
    <meta:editing-cycles>3</meta:editing-cycles>
    <meta:generator>LibreOffice/6.0.3.2$Linux_X86_64 LibreOffice_project/00m0$Build-2</meta:generator>
    <meta:document-statistic meta:table-count="1" meta:cell-count="389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366cm" svg:y="3.193cm" style:legend-expansion="high" chart:style-name="ch2"/>
        <chart:plot-area chart:style-name="ch3" table:cell-range-address="Arkusz1.A33:Arkusz1.G37" chart:data-source-has-labels="both" svg:x="1.279cm" svg:y="0.18cm" svg:width="11.767cm" svg:height="7.711cm">
          <chartooo:coordinate-region svg:x="1.9cm" svg:y="0.34cm" svg:width="11.146cm" svg:height="6.983cm"/>
          <chart:axis chart:dimension="x" chart:name="primary-x" chart:style-name="ch4" chartooo:axis-type="auto">
            <chartooo:date-scale/>
            <chart:title svg:x="6.576cm" svg:y="8.071cm" chart:style-name="ch5">
              <text:p>season</text:p>
            </chart:title>
            <chart:categories table:cell-range-address="Arkusz1.A34:Arkusz1.A37"/>
          </chart:axis>
          <chart:axis chart:dimension="y" chart:name="primary-y" chart:style-name="ch6">
            <chart:title svg:x="0.451cm" svg:y="4.555cm" chart:style-name="ch7">
              <text:p>RMSE</text:p>
            </chart:title>
            <chart:grid chart:style-name="ch8" chart:class="major"/>
          </chart:axis>
          <chart:series chart:style-name="ch9" chart:values-cell-range-address="Arkusz1.B34:Arkusz1.B37" chart:label-cell-address="Arkusz1.B33:Arkusz1.B33" chart:class="chart:bar">
            <chart:data-point chart:repeated="4"/>
          </chart:series>
          <chart:series chart:style-name="ch10" chart:values-cell-range-address="Arkusz1.C34:Arkusz1.C37" chart:label-cell-address="Arkusz1.C33:Arkusz1.C33" chart:class="chart:bar">
            <chart:data-point chart:repeated="4"/>
          </chart:series>
          <chart:series chart:style-name="ch11" chart:values-cell-range-address="Arkusz1.D34:Arkusz1.D37" chart:label-cell-address="Arkusz1.D33:Arkusz1.D33" chart:class="chart:bar">
            <chart:data-point chart:repeated="4"/>
          </chart:series>
          <chart:series chart:style-name="ch12" chart:values-cell-range-address="Arkusz1.E34:Arkusz1.E37" chart:label-cell-address="Arkusz1.E33:Arkusz1.E33" chart:class="chart:bar">
            <chart:data-point chart:repeated="4"/>
          </chart:series>
          <chart:series chart:style-name="ch13" chart:values-cell-range-address="Arkusz1.F34:Arkusz1.F37" chart:label-cell-address="Arkusz1.F33:Arkusz1.F33" chart:class="chart:bar">
            <chart:data-point chart:repeated="4"/>
          </chart:series>
          <chart:series chart:style-name="ch14" chart:values-cell-range-address="Arkusz1.G34:Arkusz1.G37" chart:label-cell-address="Arkusz1.G33:Arkusz1.G33" chart:class="chart:bar">
            <chart:data-point chart:repeated="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ersistence </text:p>
                <draw:g>
                  <svg:desc>Arkusz1.B33:Arkusz1.B33</svg:desc>
                </draw:g>
              </table:table-cell>
              <table:table-cell office:value-type="string">
                <text:p>mlr         </text:p>
                <draw:g>
                  <svg:desc>Arkusz1.C33:Arkusz1.C33</svg:desc>
                </draw:g>
              </table:table-cell>
              <table:table-cell office:value-type="string">
                <text:p>lasso_mlr   </text:p>
                <draw:g>
                  <svg:desc>Arkusz1.D33:Arkusz1.D33</svg:desc>
                </draw:g>
              </table:table-cell>
              <table:table-cell office:value-type="string">
                <text:p>log_mlr     </text:p>
                <draw:g>
                  <svg:desc>Arkusz1.E33:Arkusz1.E33</svg:desc>
                </draw:g>
              </table:table-cell>
              <table:table-cell office:value-type="string">
                <text:p>svr         </text:p>
                <draw:g>
                  <svg:desc>Arkusz1.F33:Arkusz1.F33</svg:desc>
                </draw:g>
              </table:table-cell>
              <table:table-cell office:value-type="string">
                <text:p>neural      </text:p>
                <draw:g>
                  <svg:desc>Arkusz1.G33:Arkusz1.G3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winter</text:p>
                <draw:g>
                  <svg:desc>Arkusz1.A34:Arkusz1.A37</svg:desc>
                </draw:g>
              </table:table-cell>
              <table:table-cell office:value-type="float" office:value="47.28297505">
                <text:p>47.28297505</text:p>
                <draw:g>
                  <svg:desc>Arkusz1.B34:Arkusz1.B37</svg:desc>
                </draw:g>
              </table:table-cell>
              <table:table-cell office:value-type="float" office:value="46.90516145">
                <text:p>46.90516145</text:p>
                <draw:g>
                  <svg:desc>Arkusz1.C34:Arkusz1.C37</svg:desc>
                </draw:g>
              </table:table-cell>
              <table:table-cell office:value-type="float" office:value="44.86308138">
                <text:p>44.86308138</text:p>
                <draw:g>
                  <svg:desc>Arkusz1.D34:Arkusz1.D37</svg:desc>
                </draw:g>
              </table:table-cell>
              <table:table-cell office:value-type="float" office:value="43.04565958">
                <text:p>43.04565958</text:p>
                <draw:g>
                  <svg:desc>Arkusz1.E34:Arkusz1.E37</svg:desc>
                </draw:g>
              </table:table-cell>
              <table:table-cell office:value-type="float" office:value="41.46649138">
                <text:p>41.46649138</text:p>
                <draw:g>
                  <svg:desc>Arkusz1.F34:Arkusz1.F37</svg:desc>
                </draw:g>
              </table:table-cell>
              <table:table-cell office:value-type="float" office:value="44.53955779">
                <text:p>44.53955779</text:p>
                <draw:g>
                  <svg:desc>Arkusz1.G34:Arkusz1.G37</svg:desc>
                </draw:g>
              </table:table-cell>
            </table:table-row>
            <table:table-row>
              <table:table-cell office:value-type="string">
                <text:p>spring</text:p>
              </table:table-cell>
              <table:table-cell office:value-type="float" office:value="13.6982149">
                <text:p>13.6982149</text:p>
              </table:table-cell>
              <table:table-cell office:value-type="float" office:value="11.77665029">
                <text:p>11.77665029</text:p>
              </table:table-cell>
              <table:table-cell office:value-type="float" office:value="11.47348063">
                <text:p>11.47348063</text:p>
              </table:table-cell>
              <table:table-cell office:value-type="float" office:value="11.81184114">
                <text:p>11.81184114</text:p>
              </table:table-cell>
              <table:table-cell office:value-type="float" office:value="12.96010456">
                <text:p>12.96010456</text:p>
              </table:table-cell>
              <table:table-cell office:value-type="float" office:value="12.36656331">
                <text:p>12.36656331</text:p>
              </table:table-cell>
            </table:table-row>
            <table:table-row>
              <table:table-cell office:value-type="string">
                <text:p>summer</text:p>
              </table:table-cell>
              <table:table-cell office:value-type="float" office:value="11.167584525">
                <text:p>11.167584525</text:p>
              </table:table-cell>
              <table:table-cell office:value-type="float" office:value="9.478126095">
                <text:p>9.478126095</text:p>
              </table:table-cell>
              <table:table-cell office:value-type="float" office:value="9.288220336">
                <text:p>9.288220336</text:p>
              </table:table-cell>
              <table:table-cell office:value-type="float" office:value="9.256337658">
                <text:p>9.256337658</text:p>
              </table:table-cell>
              <table:table-cell office:value-type="float" office:value="9.381939704">
                <text:p>9.381939704</text:p>
              </table:table-cell>
              <table:table-cell office:value-type="float" office:value="9.959672502">
                <text:p>9.959672502</text:p>
              </table:table-cell>
            </table:table-row>
            <table:table-row>
              <table:table-cell office:value-type="string">
                <text:p>autumn</text:p>
              </table:table-cell>
              <table:table-cell office:value-type="float" office:value="37.69880027">
                <text:p>37.69880027</text:p>
              </table:table-cell>
              <table:table-cell office:value-type="float" office:value="29.48634522">
                <text:p>29.48634522</text:p>
              </table:table-cell>
              <table:table-cell office:value-type="float" office:value="29.85334476">
                <text:p>29.85334476</text:p>
              </table:table-cell>
              <table:table-cell office:value-type="float" office:value="29.24231298">
                <text:p>29.24231298</text:p>
              </table:table-cell>
              <table:table-cell office:value-type="float" office:value="32.04741316">
                <text:p>32.04741316</text:p>
              </table:table-cell>
              <table:table-cell office:value-type="float" office:value="34.93879055">
                <text:p>34.9387905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366cm" svg:y="3.193cm" style:legend-expansion="high" chart:style-name="ch2"/>
        <chart:plot-area chart:style-name="ch3" table:cell-range-address="Arkusz1.A43:Arkusz1.G47" chart:data-source-has-labels="both" svg:x="1.279cm" svg:y="0.18cm" svg:width="11.767cm" svg:height="7.711cm">
          <chartooo:coordinate-region svg:x="1.9cm" svg:y="0.34cm" svg:width="11.146cm" svg:height="6.983cm"/>
          <chart:axis chart:dimension="x" chart:name="primary-x" chart:style-name="ch4" chartooo:axis-type="auto">
            <chartooo:date-scale/>
            <chart:title svg:x="6.576cm" svg:y="8.071cm" chart:style-name="ch5">
              <text:p>season</text:p>
            </chart:title>
            <chart:categories table:cell-range-address="Arkusz1.A44:Arkusz1.A47"/>
          </chart:axis>
          <chart:axis chart:dimension="y" chart:name="primary-y" chart:style-name="ch6">
            <chart:title svg:x="0.451cm" svg:y="4.436cm" chart:style-name="ch7">
              <text:p>MAE</text:p>
            </chart:title>
            <chart:grid chart:style-name="ch8" chart:class="major"/>
          </chart:axis>
          <chart:series chart:style-name="ch9" chart:values-cell-range-address="Arkusz1.B44:Arkusz1.B47" chart:label-cell-address="Arkusz1.B43:Arkusz1.B43" chart:class="chart:bar">
            <chart:data-point chart:repeated="4"/>
          </chart:series>
          <chart:series chart:style-name="ch10" chart:values-cell-range-address="Arkusz1.C44:Arkusz1.C47" chart:label-cell-address="Arkusz1.C43:Arkusz1.C43" chart:class="chart:bar">
            <chart:data-point chart:repeated="4"/>
          </chart:series>
          <chart:series chart:style-name="ch11" chart:values-cell-range-address="Arkusz1.D44:Arkusz1.D47" chart:label-cell-address="Arkusz1.D43:Arkusz1.D43" chart:class="chart:bar">
            <chart:data-point chart:repeated="4"/>
          </chart:series>
          <chart:series chart:style-name="ch12" chart:values-cell-range-address="Arkusz1.E44:Arkusz1.E47" chart:label-cell-address="Arkusz1.E43:Arkusz1.E43" chart:class="chart:bar">
            <chart:data-point chart:repeated="4"/>
          </chart:series>
          <chart:series chart:style-name="ch13" chart:values-cell-range-address="Arkusz1.F44:Arkusz1.F47" chart:label-cell-address="Arkusz1.F43:Arkusz1.F43" chart:class="chart:bar">
            <chart:data-point chart:repeated="4"/>
          </chart:series>
          <chart:series chart:style-name="ch14" chart:values-cell-range-address="Arkusz1.G44:Arkusz1.G47" chart:label-cell-address="Arkusz1.G43:Arkusz1.G43" chart:class="chart:bar">
            <chart:data-point chart:repeated="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ersistence </text:p>
                <draw:g>
                  <svg:desc>Arkusz1.B43:Arkusz1.B43</svg:desc>
                </draw:g>
              </table:table-cell>
              <table:table-cell office:value-type="string">
                <text:p>mlr         </text:p>
                <draw:g>
                  <svg:desc>Arkusz1.C43:Arkusz1.C43</svg:desc>
                </draw:g>
              </table:table-cell>
              <table:table-cell office:value-type="string">
                <text:p>lasso_mlr   </text:p>
                <draw:g>
                  <svg:desc>Arkusz1.D43:Arkusz1.D43</svg:desc>
                </draw:g>
              </table:table-cell>
              <table:table-cell office:value-type="string">
                <text:p>log_mlr     </text:p>
                <draw:g>
                  <svg:desc>Arkusz1.E43:Arkusz1.E43</svg:desc>
                </draw:g>
              </table:table-cell>
              <table:table-cell office:value-type="string">
                <text:p>svr         </text:p>
                <draw:g>
                  <svg:desc>Arkusz1.F43:Arkusz1.F43</svg:desc>
                </draw:g>
              </table:table-cell>
              <table:table-cell office:value-type="string">
                <text:p>neural      </text:p>
                <draw:g>
                  <svg:desc>Arkusz1.G43:Arkusz1.G4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winter</text:p>
                <draw:g>
                  <svg:desc>Arkusz1.A44:Arkusz1.A47</svg:desc>
                </draw:g>
              </table:table-cell>
              <table:table-cell office:value-type="float" office:value="31.60693153">
                <text:p>31.60693153</text:p>
                <draw:g>
                  <svg:desc>Arkusz1.B44:Arkusz1.B47</svg:desc>
                </draw:g>
              </table:table-cell>
              <table:table-cell office:value-type="float" office:value="37.69410112">
                <text:p>37.69410112</text:p>
                <draw:g>
                  <svg:desc>Arkusz1.C44:Arkusz1.C47</svg:desc>
                </draw:g>
              </table:table-cell>
              <table:table-cell office:value-type="float" office:value="34.91243157">
                <text:p>34.91243157</text:p>
                <draw:g>
                  <svg:desc>Arkusz1.D44:Arkusz1.D47</svg:desc>
                </draw:g>
              </table:table-cell>
              <table:table-cell office:value-type="float" office:value="30.77359726">
                <text:p>30.77359726</text:p>
                <draw:g>
                  <svg:desc>Arkusz1.E44:Arkusz1.E47</svg:desc>
                </draw:g>
              </table:table-cell>
              <table:table-cell office:value-type="float" office:value="31.2309168">
                <text:p>31.2309168</text:p>
                <draw:g>
                  <svg:desc>Arkusz1.F44:Arkusz1.F47</svg:desc>
                </draw:g>
              </table:table-cell>
              <table:table-cell office:value-type="float" office:value="33.51824803">
                <text:p>33.51824803</text:p>
                <draw:g>
                  <svg:desc>Arkusz1.G44:Arkusz1.G47</svg:desc>
                </draw:g>
              </table:table-cell>
            </table:table-row>
            <table:table-row>
              <table:table-cell office:value-type="string">
                <text:p>spring</text:p>
              </table:table-cell>
              <table:table-cell office:value-type="float" office:value="9.540302433">
                <text:p>9.540302433</text:p>
              </table:table-cell>
              <table:table-cell office:value-type="float" office:value="8.715435763">
                <text:p>8.715435763</text:p>
              </table:table-cell>
              <table:table-cell office:value-type="float" office:value="8.762674437">
                <text:p>8.762674437</text:p>
              </table:table-cell>
              <table:table-cell office:value-type="float" office:value="8.415932012">
                <text:p>8.415932012</text:p>
              </table:table-cell>
              <table:table-cell office:value-type="float" office:value="9.558853456">
                <text:p>9.558853456</text:p>
              </table:table-cell>
              <table:table-cell office:value-type="float" office:value="8.931888437">
                <text:p>8.931888437</text:p>
              </table:table-cell>
            </table:table-row>
            <table:table-row>
              <table:table-cell office:value-type="string">
                <text:p>summer</text:p>
              </table:table-cell>
              <table:table-cell office:value-type="float" office:value="8.427679158">
                <text:p>8.427679158</text:p>
              </table:table-cell>
              <table:table-cell office:value-type="float" office:value="7.440115618">
                <text:p>7.440115618</text:p>
              </table:table-cell>
              <table:table-cell office:value-type="float" office:value="7.378843711">
                <text:p>7.378843711</text:p>
              </table:table-cell>
              <table:table-cell office:value-type="float" office:value="7.163496428">
                <text:p>7.163496428</text:p>
              </table:table-cell>
              <table:table-cell office:value-type="float" office:value="7.287878394">
                <text:p>7.287878394</text:p>
              </table:table-cell>
              <table:table-cell office:value-type="float" office:value="7.594067516">
                <text:p>7.594067516</text:p>
              </table:table-cell>
            </table:table-row>
            <table:table-row>
              <table:table-cell office:value-type="string">
                <text:p>autumn</text:p>
              </table:table-cell>
              <table:table-cell office:value-type="float" office:value="26.04008876">
                <text:p>26.04008876</text:p>
              </table:table-cell>
              <table:table-cell office:value-type="float" office:value="22.90254928">
                <text:p>22.90254928</text:p>
              </table:table-cell>
              <table:table-cell office:value-type="float" office:value="23.21604677">
                <text:p>23.21604677</text:p>
              </table:table-cell>
              <table:table-cell office:value-type="float" office:value="20.78088305">
                <text:p>20.78088305</text:p>
              </table:table-cell>
              <table:table-cell office:value-type="float" office:value="23.76082953">
                <text:p>23.76082953</text:p>
              </table:table-cell>
              <table:table-cell office:value-type="float" office:value="25.93142503">
                <text:p>25.9314250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366cm" svg:y="3.193cm" style:legend-expansion="high" chart:style-name="ch2"/>
        <chart:plot-area chart:style-name="ch3" table:cell-range-address="Arkusz1.A54:Arkusz1.G58" chart:data-source-has-labels="both" svg:x="1.279cm" svg:y="0.18cm" svg:width="11.767cm" svg:height="7.711cm">
          <chartooo:coordinate-region svg:x="2.006cm" svg:y="0.341cm" svg:width="11.04cm" svg:height="6.982cm"/>
          <chart:axis chart:dimension="x" chart:name="primary-x" chart:style-name="ch4" chartooo:axis-type="auto">
            <chartooo:date-scale/>
            <chart:title svg:x="6.576cm" svg:y="8.071cm" chart:style-name="ch5">
              <text:p>season</text:p>
            </chart:title>
            <chart:categories table:cell-range-address="Arkusz1.A55:Arkusz1.A58"/>
          </chart:axis>
          <chart:axis chart:dimension="y" chart:name="primary-y" chart:style-name="ch6">
            <chart:title svg:x="0.451cm" svg:y="4.304cm" chart:style-name="ch7">
              <text:p>R2</text:p>
            </chart:title>
            <chart:grid chart:style-name="ch8" chart:class="major"/>
          </chart:axis>
          <chart:series chart:style-name="ch9" chart:values-cell-range-address="Arkusz1.B55:Arkusz1.B58" chart:label-cell-address="Arkusz1.B54:Arkusz1.B54" chart:class="chart:bar">
            <chart:data-point chart:repeated="4"/>
          </chart:series>
          <chart:series chart:style-name="ch10" chart:values-cell-range-address="Arkusz1.C55:Arkusz1.C58" chart:label-cell-address="Arkusz1.C54:Arkusz1.C54" chart:class="chart:bar">
            <chart:data-point chart:repeated="4"/>
          </chart:series>
          <chart:series chart:style-name="ch11" chart:values-cell-range-address="Arkusz1.D55:Arkusz1.D58" chart:label-cell-address="Arkusz1.D54:Arkusz1.D54" chart:class="chart:bar">
            <chart:data-point chart:repeated="4"/>
          </chart:series>
          <chart:series chart:style-name="ch12" chart:values-cell-range-address="Arkusz1.E55:Arkusz1.E58" chart:label-cell-address="Arkusz1.E54:Arkusz1.E54" chart:class="chart:bar">
            <chart:data-point chart:repeated="4"/>
          </chart:series>
          <chart:series chart:style-name="ch13" chart:values-cell-range-address="Arkusz1.F55:Arkusz1.F58" chart:label-cell-address="Arkusz1.F54:Arkusz1.F54" chart:class="chart:bar">
            <chart:data-point chart:repeated="4"/>
          </chart:series>
          <chart:series chart:style-name="ch14" chart:values-cell-range-address="Arkusz1.G55:Arkusz1.G58" chart:label-cell-address="Arkusz1.G54:Arkusz1.G54" chart:class="chart:bar">
            <chart:data-point chart:repeated="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ersistence </text:p>
                <draw:g>
                  <svg:desc>Arkusz1.B54:Arkusz1.B54</svg:desc>
                </draw:g>
              </table:table-cell>
              <table:table-cell office:value-type="string">
                <text:p>mlr         </text:p>
                <draw:g>
                  <svg:desc>Arkusz1.C54:Arkusz1.C54</svg:desc>
                </draw:g>
              </table:table-cell>
              <table:table-cell office:value-type="string">
                <text:p>lasso_mlr   </text:p>
                <draw:g>
                  <svg:desc>Arkusz1.D54:Arkusz1.D54</svg:desc>
                </draw:g>
              </table:table-cell>
              <table:table-cell office:value-type="string">
                <text:p>log_mlr     </text:p>
                <draw:g>
                  <svg:desc>Arkusz1.E54:Arkusz1.E54</svg:desc>
                </draw:g>
              </table:table-cell>
              <table:table-cell office:value-type="string">
                <text:p>svr         </text:p>
                <draw:g>
                  <svg:desc>Arkusz1.F54:Arkusz1.F54</svg:desc>
                </draw:g>
              </table:table-cell>
              <table:table-cell office:value-type="string">
                <text:p>neural      </text:p>
                <draw:g>
                  <svg:desc>Arkusz1.G54:Arkusz1.G5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winter</text:p>
                <draw:g>
                  <svg:desc>Arkusz1.A55:Arkusz1.A58</svg:desc>
                </draw:g>
              </table:table-cell>
              <table:table-cell office:value-type="float" office:value="0.4778909968">
                <text:p>0.4778909968</text:p>
                <draw:g>
                  <svg:desc>Arkusz1.B55:Arkusz1.B58</svg:desc>
                </draw:g>
              </table:table-cell>
              <table:table-cell office:value-type="float" office:value="0.4240302459">
                <text:p>0.4240302459</text:p>
                <draw:g>
                  <svg:desc>Arkusz1.C55:Arkusz1.C58</svg:desc>
                </draw:g>
              </table:table-cell>
              <table:table-cell office:value-type="float" office:value="0.4338707768">
                <text:p>0.4338707768</text:p>
                <draw:g>
                  <svg:desc>Arkusz1.D55:Arkusz1.D58</svg:desc>
                </draw:g>
              </table:table-cell>
              <table:table-cell office:value-type="float" office:value="0.4653776077">
                <text:p>0.4653776077</text:p>
                <draw:g>
                  <svg:desc>Arkusz1.E55:Arkusz1.E58</svg:desc>
                </draw:g>
              </table:table-cell>
              <table:table-cell office:value-type="float" office:value="0.5268549561">
                <text:p>0.5268549561</text:p>
                <draw:g>
                  <svg:desc>Arkusz1.F55:Arkusz1.F58</svg:desc>
                </draw:g>
              </table:table-cell>
              <table:table-cell office:value-type="float" office:value="0.4201421031">
                <text:p>0.4201421031</text:p>
                <draw:g>
                  <svg:desc>Arkusz1.G55:Arkusz1.G58</svg:desc>
                </draw:g>
              </table:table-cell>
            </table:table-row>
            <table:table-row>
              <table:table-cell office:value-type="string">
                <text:p>spring</text:p>
              </table:table-cell>
              <table:table-cell office:value-type="float" office:value="0.1597725589">
                <text:p>0.1597725589</text:p>
              </table:table-cell>
              <table:table-cell office:value-type="float" office:value="0.1639215662">
                <text:p>0.1639215662</text:p>
              </table:table-cell>
              <table:table-cell office:value-type="float" office:value="0.1726890388">
                <text:p>0.1726890388</text:p>
              </table:table-cell>
              <table:table-cell office:value-type="float" office:value="0.1631959075">
                <text:p>0.1631959075</text:p>
              </table:table-cell>
              <table:table-cell office:value-type="float" office:value="0.0712395172">
                <text:p>0.0712395172</text:p>
              </table:table-cell>
              <table:table-cell office:value-type="float" office:value="0.1005994725">
                <text:p>0.1005994725</text:p>
              </table:table-cell>
            </table:table-row>
            <table:table-row>
              <table:table-cell office:value-type="string">
                <text:p>summer</text:p>
              </table:table-cell>
              <table:table-cell office:value-type="float" office:value="0.114491869">
                <text:p>0.114491869</text:p>
              </table:table-cell>
              <table:table-cell office:value-type="float" office:value="0.1268288858">
                <text:p>0.1268288858</text:p>
              </table:table-cell>
              <table:table-cell office:value-type="float" office:value="0.1304060352">
                <text:p>0.1304060352</text:p>
              </table:table-cell>
              <table:table-cell office:value-type="float" office:value="0.121459987">
                <text:p>0.121459987</text:p>
              </table:table-cell>
              <table:table-cell office:value-type="float" office:value="0.1465621189">
                <text:p>0.1465621189</text:p>
              </table:table-cell>
              <table:table-cell office:value-type="float" office:value="0.1018956832">
                <text:p>0.1018956832</text:p>
              </table:table-cell>
            </table:table-row>
            <table:table-row>
              <table:table-cell office:value-type="string">
                <text:p>autumn</text:p>
              </table:table-cell>
              <table:table-cell office:value-type="float" office:value="0.0928369001">
                <text:p>0.0928369001</text:p>
              </table:table-cell>
              <table:table-cell office:value-type="float" office:value="0.1815773507">
                <text:p>0.1815773507</text:p>
              </table:table-cell>
              <table:table-cell office:value-type="float" office:value="0.1515342313">
                <text:p>0.1515342313</text:p>
              </table:table-cell>
              <table:table-cell office:value-type="float" office:value="0.2072405506">
                <text:p>0.2072405506</text:p>
              </table:table-cell>
              <table:table-cell office:value-type="float" office:value="0.0808901524">
                <text:p>0.0808901524</text:p>
              </table:table-cell>
              <table:table-cell office:value-type="float" office:value="0.0588180154">
                <text:p>0.058818015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